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3A83FE52E31368BC3B.png" manifest:media-type="image/png"/>
  <manifest:file-entry manifest:full-path="Pictures/10000000000004B200000262DF8D9748B957E9E4.png" manifest:media-type="image/png"/>
  <manifest:file-entry manifest:full-path="Pictures/10000000000004B200000361B27B7E9D9F84F14E.png" manifest:media-type="image/png"/>
  <manifest:file-entry manifest:full-path="Pictures/10000000000004B2000003390A2323BB8363EC7A.png" manifest:media-type="image/png"/>
  <manifest:file-entry manifest:full-path="Pictures/10000000000004B2000002242356BF54D33C6541.png" manifest:media-type="image/png"/>
  <manifest:file-entry manifest:full-path="Pictures/10000000000004B2000003D21793144841A603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06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037cm" fo:min-width="5.075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4.498cm" svg:x="3.048cm" svg:y="1.758cm">
          <draw:image xlink:href="Pictures/10000000000004B2000002242356BF54D33C6541.png" xlink:type="simple" xlink:show="embed" xlink:actuate="onLoad">
            <text:p/>
          </draw:image>
        </draw:frame>
        <draw:custom-shape draw:style-name="gr2" draw:text-style-name="P2" draw:layer="layout" svg:width="5.559cm" svg:height="2.286cm" svg:x="15.142cm" svg:y="11.697cm">
          <text:p text:style-name="P1">Create New</text:p>
          <text:p text:style-name="P1">Funding Record</text:p>
          <draw:enhanced-geometry svg:viewBox="0 0 21600 21600" draw:glue-points="10800 0 0 10800 10800 21600 21600 10800 ?f40 ?f41" draw:text-areas="0 0 21600 21600" draw:type="rectangular-callout" draw:modifiers="16374.8201438849 -14025.36073458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5.574cm" svg:height="2.286cm" svg:x="15.127cm" svg:y="11.699cm">
          <text:p text:style-name="P1">Create New</text:p>
          <text:p text:style-name="P1">Extent</text:p>
          <draw:enhanced-geometry svg:viewBox="0 0 21600 21600" draw:glue-points="10800 0 0 10800 10800 21600 21600 10800 ?f40 ?f41" draw:text-areas="0 0 21600 21600" draw:type="rectangular-callout" draw:modifiers="57570.2959641256 18842.15128989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3" draw:layer="layout" svg:x1="18.398cm" svg:y1="11.697cm" svg:x2="19.795cm" svg:y2="11.697cm">
          <text:p/>
        </draw:line>
      </draw:page>
      <draw:page draw:name="page2" draw:style-name="dp1" draw:master-page-name="Default">
        <draw:frame draw:style-name="gr1" draw:text-style-name="P1" draw:layer="layout" svg:width="31.802cm" svg:height="25.875cm" svg:x="2.234cm" svg:y="2.413cm">
          <draw:image xlink:href="Pictures/10000000000004B2000003D21793144841A603B2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31.802cm" svg:height="16.139cm" svg:x="1.98cm" svg:y="1.905cm">
          <draw:image xlink:href="Pictures/10000000000004B200000262DF8D9748B957E9E4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31.802cm" svg:height="21.827cm" svg:x="2.413cm" svg:y="2.54cm">
          <draw:image xlink:href="Pictures/10000000000004B2000003390A2323BB8363EC7A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31.802cm" svg:height="21.854cm" svg:x="2.794cm" svg:y="1.895cm">
          <draw:image xlink:href="Pictures/10000000000004B20000033A83FE52E31368BC3B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31.802cm" svg:height="22.885cm" svg:x="2.488cm" svg:y="3.302cm">
          <draw:image xlink:href="Pictures/10000000000004B200000361B27B7E9D9F84F14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7-23T09:53:56.641365360</dc:date>
    <meta:editing-duration>P1DT3H28M6S</meta:editing-duration>
    <meta:editing-cycles>54</meta:editing-cycles>
    <meta:generator>LibreOffice/6.0.7.3$Linux_X86_64 LibreOffice_project/00m0$Build-3</meta:generator>
    <meta:document-statistic meta:object-count="9"/>
  </office:meta>
</office:document-meta>
</file>